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700000071BF4952608573B112.png" manifest:media-type="image/png"/>
  <manifest:file-entry manifest:full-path="Pictures/10000000000002F20000007FCDC6605A52B19D7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justify" style:justify-single-word="false" style:snap-to-layout-grid="false"/>
    </style:style>
    <style:style style:name="P2" style:family="paragraph" style:parent-style-name="Standard">
      <style:paragraph-properties fo:text-align="justify" style:justify-single-word="false" style:snap-to-layout-grid="false"/>
      <style:text-properties officeooo:paragraph-rsid="00100393"/>
    </style:style>
    <style:style style:name="P3" style:family="paragraph" style:parent-style-name="Standard">
      <style:text-properties style:font-name="arial" fo:font-size="12pt" fo:font-weight="normal" officeooo:rsid="001b1a4d" officeooo:paragraph-rsid="00226123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bold" officeooo:rsid="0012d790" officeooo:paragraph-rsid="0012d790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117e3d" officeooo:paragraph-rsid="0012d790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fo:font-weight="normal" officeooo:rsid="001b1a4d" officeooo:paragraph-rsid="002542a2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fo:font-weight="normal" officeooo:rsid="002542a2" officeooo:paragraph-rsid="002542a2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fo:font-weight="bold" officeooo:rsid="002542a2" officeooo:paragraph-rsid="002542a2" style:font-size-asian="12pt" style:font-weight-asian="bold" style:font-size-complex="12pt" style:font-weight-complex="bold"/>
    </style:style>
    <style:style style:name="P9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officeooo:rsid="002990c1" style:font-size-asian="10pt" style:font-weight-asian="bold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Footnote">
      <style:paragraph-properties fo:padding="0cm" fo:border="none" style:snap-to-layout-grid="false"/>
    </style:style>
    <style:style style:name="P13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P14" style:family="paragraph" style:parent-style-name="Footnote">
      <style:paragraph-properties fo:text-align="end" style:justify-single-word="false" fo:padding="0cm" fo:border="none" style:snap-to-layout-grid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ca" fo:country="ES" style:font-size-asian="8pt" style:font-size-complex="8pt"/>
    </style:style>
    <style:style style:name="T3" style:family="text">
      <style:text-properties officeooo:rsid="002990c1"/>
    </style:style>
    <style:style style:name="T4" style:family="text">
      <style:text-properties style:font-name="Arial1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1" fo:font-size="10pt" fo:font-weight="bold" officeooo:rsid="00100393" style:font-size-asian="10pt" style:font-weight-asian="bold" style:font-name-complex="Arial" style:font-size-complex="10pt" style:font-weight-complex="bold"/>
    </style:style>
    <style:style style:name="T6" style:family="text">
      <style:text-properties fo:color="#000000" style:font-name="Arial" fo:font-size="10pt" style:text-underline-style="none" fo:font-weight="bold" officeooo:rsid="00100393" style:font-size-asian="10pt" style:font-weight-asian="bold" style:font-name-complex="Arial" style:font-size-complex="10pt" style:font-weight-complex="bold"/>
    </style:style>
    <style:style style:name="T7" style:family="text">
      <style:text-properties style:text-position="super 58%" style:font-name="Arial1" fo:font-size="10pt" fo:font-weight="bold" officeooo:rsid="00100393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size="12pt" officeooo:rsid="0018da45" style:font-size-asian="12pt" style:font-size-complex="12pt"/>
    </style:style>
    <style:style style:name="T10" style:family="text">
      <style:text-properties style:font-name="arial" fo:font-size="12pt" officeooo:rsid="002fef05" style:font-size-asian="12pt" style:font-size-complex="12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b1a4d" style:font-style-asian="italic" style:font-style-complex="italic"/>
    </style:style>
    <style:style style:name="T13" style:family="text">
      <style:text-properties fo:font-style="italic" officeooo:rsid="002a735b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1d52f2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1b1a4d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b1a4d" style:font-style-asian="normal" style:font-style-complex="normal"/>
    </style:style>
    <style:style style:name="T19" style:family="text">
      <style:text-properties fo:font-style="normal" officeooo:rsid="001be072" style:font-style-asian="normal" style:font-style-complex="normal"/>
    </style:style>
    <style:style style:name="T20" style:family="text">
      <style:text-properties fo:font-style="normal" officeooo:rsid="0025b1dc" style:font-style-asian="normal" style:font-style-complex="normal"/>
    </style:style>
    <style:style style:name="T21" style:family="text">
      <style:text-properties fo:font-style="normal" officeooo:rsid="002a735b" style:font-style-asian="normal" style:font-style-complex="normal"/>
    </style:style>
    <style:style style:name="T22" style:family="text">
      <style:text-properties fo:font-style="normal" officeooo:rsid="002e2def" style:font-style-asian="normal" style:font-style-complex="normal"/>
    </style:style>
    <style:style style:name="T23" style:family="text">
      <style:text-properties officeooo:rsid="001b1a4d"/>
    </style:style>
    <style:style style:name="T24" style:family="text">
      <style:text-properties officeooo:rsid="002e2def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"><text:span text:style-name="T4">Mòdul </text:span><text:span text:style-name="T6">6 – Accés a dades</text:span></text:p>
          </table:table-cell>
        </table:table-row>
        <table:table-row table:style-name="Taula1.2">
          <table:table-cell table:style-name="Taula1.A2" office:value-type="string">
            <text:p text:style-name="P2"><text:span text:style-name="T5">2</text:span><text:span text:style-name="T7">n <text:s text:c="2"/></text:span><text:span text:style-name="T4">CFGS Desenvolupament d'Aplicacions Multiplataforma</text:span></text:p>
          </table:table-cell>
        </table:table-row>
      </table:table>
      <text:p text:style-name="Standard"/>
      <text:p text:style-name="P4">UF1 – Persistència en fitxers</text:p>
      <text:p text:style-name="P5"/>
      <text:p text:style-name="P5"><text:span text:style-name="T8">Pt</text:span><text:span text:style-name="T9">2</text:span><text:span text:style-name="T10">b</text:span><text:span text:style-name="T8"> – Accés a fitxers </text:span><text:span text:style-name="T9">XML. </text:span><text:span text:style-name="T10">Binding</text:span></text:p>
      <text:p text:style-name="P3"/>
      <text:p text:style-name="P8">Utilitzant ara un mètode de binding (JAXB):</text:p>
      <text:p text:style-name="P6"/>
      <text:p text:style-name="P7"><text:span text:style-name="T24">a</text:span>) <text:span text:style-name="T23">Fes la </text:span><text:span text:style-name="T12">desserialització </text:span><text:span text:style-name="T23">(és a dir: carrega en memòria els objectes desats en un fitxer mitjançant un procés previ de </text:span><text:span text:style-name="T13">serialització</text:span><text:span text:style-name="T23">) del fitxer </text:span><text:span text:style-name="T15">book1</text:span><text:span text:style-name="T16">.</text:span><text:span text:style-name="T14">xml</text:span><text:span text:style-name="T17"> i m</text:span><text:span text:style-name="T18">ostra els valors de </text:span><text:span text:style-name="T19">tots els</text:span><text:span text:style-name="T18"> objectes recuperats.</text:span></text:p>
      <text:p text:style-name="P7"/>
      <text:p text:style-name="P7"><text:span text:style-name="T22">b</text:span><text:span text:style-name="T17">) Afegeix un nou objecte de la classe Book a la llista obtinguda en el punt anterior </text:span><text:span text:style-name="T20">i</text:span><text:span text:style-name="T17"> fes-ne </text:span><text:span text:style-name="T21">la</text:span><text:span text:style-name="T17"> </text:span><text:span text:style-name="T13">serialització</text:span><text:span text:style-name="T11"> a un fitxer </text:span><text:span text:style-name="T14">Llibres.x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002cm" fo:margin-left="0cm" table:align="left" style:writing-mode="lr-tb"/>
    </style:style>
    <style:style style:name="Table1.A" style:family="table-column">
      <style:table-column-properties style:column-width="8.301cm"/>
    </style:style>
    <style:style style:name="Table1.B" style:family="table-column">
      <style:table-column-properties style:column-width="8.701cm"/>
    </style:style>
    <style:style style:name="Table1.1" style:family="table-row">
      <style:table-row-properties style:min-row-height="1.505cm" fo:keep-together="auto"/>
    </style:style>
    <style:style style:name="Table1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</style:style>
    <style:style style:name="M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2990c1"/>
    </style:style>
    <style:style style:name="MT3" style:family="text">
      <style:text-properties fo:font-size="8pt" fo:language="ca" fo:country="ES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3cm" fo:margin-bottom="0.56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82cm" fo:margin-bottom="0.499cm"/>
      </style:header-style>
      <style:footer-style>
        <style:header-footer-properties svg:height="1.736cm" fo:margin-left="0cm" fo:margin-right="0cm" fo:margin-top="0.499cm"/>
      </style:footer-style>
    </style:page-layout>
    <number:date-style style:name="N34">
      <number:month number:style="long" number:textual="true"/>
    </number:date-style>
    <number:date-style style:name="N104"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Imagen 55" text:anchor-type="char" svg:x="-0.358cm" svg:y="-0.984cm" svg:width="6.72cm" svg:height="1.131cm" draw:z-index="1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0"><draw:image xlink:href="Pictures/10000201000001B700000071BF4952608573B112.png" xlink:type="simple" xlink:show="embed" xlink:actuate="onLoad" loext:mime-type="image/png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Nom arxiu: </text:span><text:span text:style-name="MT1"><text:file-name text:display="name-and-extension">ED2DAM_ACT_2122_M6_UF1_Pt2b.odt</text:file-name></text:span></text:p>
              <text:p text:style-name="MP2">Elaborat: <text:s/><text:span text:style-name="MT2">Miquel Altayó/</text:span></text:p>
              <text:p text:style-name="MP2"/>
            </table:table-cell>
            <table:table-cell table:style-name="Table1.A1" office:value-type="string">
              <text:p text:style-name="MP3"><text:span text:style-name="MT1">Data: </text:span><text:span text:style-name="MT3"><text:date style:data-style-name="N34" text:date-value="2022-01-31T17:01:43.591992007">gener</text:date></text:span><text:span text:style-name="MT1"><text:s/></text:span><text:span text:style-name="MT1"><text:date style:data-style-name="N104" text:date-value="2022-01-31T17:01:43.592191915">2022</text:date></text:span></text:p>
              <text:p text:style-name="MP4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1</text:page-count></text:span></text:p>
              <text:p text:style-name="MP5">Aquest document pot quedat obsolet una vegada imprès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9:19:55.23</meta:creation-date>
    <dc:date>2022-01-31T17:01:43.491533960</dc:date>
    <meta:editing-duration>PT11H42M46S</meta:editing-duration>
    <meta:editing-cycles>55</meta:editing-cycles>
    <meta:generator>LibreOffice/6.0.7.3$Linux_X86_64 LibreOffice_project/00m0$Build-3</meta:generator>
    <meta:document-statistic meta:table-count="2" meta:image-count="2" meta:object-count="0" meta:page-count="1" meta:paragraph-count="12" meta:word-count="107" meta:character-count="675" meta:non-whitespace-character-count="574"/>
  </office:meta>
</office:document-meta>
</file>